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Par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MockPart( String name , @ Nullable String filename , @ Nullable byte [ ]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Par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Part.MockPart( String name , @ Nullable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getHeader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Part.getSubmitte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art.writ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